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f58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officeooo:rsid="002454fd" officeooo:paragraph-rsid="002454fd" style:font-style-asian="normal" style:font-style-complex="normal"/>
    </style:style>
    <style:style style:name="P4" style:family="paragraph" style:parent-style-name="Text_20_body">
      <style:text-properties fo:font-style="normal" style:text-underline-style="none" officeooo:rsid="002454fd" officeooo:paragraph-rsid="002a1592" style:font-style-asian="normal" style:font-style-complex="normal"/>
    </style:style>
    <style:style style:name="P5" style:family="paragraph" style:parent-style-name="Text_20_body">
      <style:text-properties officeooo:rsid="0027bb21" officeooo:paragraph-rsid="0027bb21"/>
    </style:style>
    <style:style style:name="P6" style:family="paragraph" style:parent-style-name="Text_20_body" style:list-style-name="L2">
      <style:text-properties officeooo:rsid="002019b5" officeooo:paragraph-rsid="002019b5"/>
    </style:style>
    <style:style style:name="P7" style:family="paragraph" style:parent-style-name="Text_20_body" style:list-style-name="L2">
      <style:text-properties officeooo:rsid="002019b5" officeooo:paragraph-rsid="0022ee8a"/>
    </style:style>
    <style:style style:name="P8" style:family="paragraph" style:parent-style-name="Text_20_body" style:list-style-name="L2">
      <style:text-properties officeooo:rsid="002019b5" officeooo:paragraph-rsid="0023e895"/>
    </style:style>
    <style:style style:name="P9" style:family="paragraph" style:parent-style-name="Text_20_body" style:list-style-name="L2">
      <style:text-properties officeooo:rsid="001ff580" officeooo:paragraph-rsid="001ff580"/>
    </style:style>
    <style:style style:name="P10" style:family="paragraph" style:parent-style-name="Text_20_body" style:list-style-name="L2">
      <style:text-properties officeooo:rsid="0022ee8a" officeooo:paragraph-rsid="0022ee8a"/>
    </style:style>
    <style:style style:name="P11" style:family="paragraph" style:parent-style-name="Text_20_body" style:list-style-name="L2">
      <style:text-properties officeooo:rsid="0023e895" officeooo:paragraph-rsid="0023e895"/>
    </style:style>
    <style:style style:name="P12" style:family="paragraph" style:parent-style-name="Text_20_body" style:list-style-name="L3">
      <style:text-properties officeooo:rsid="0023e895" officeooo:paragraph-rsid="002a1592"/>
    </style:style>
    <style:style style:name="P13" style:family="paragraph" style:parent-style-name="Text_20_body" style:list-style-name="L2">
      <style:text-properties fo:font-style="normal" officeooo:rsid="002454fd" officeooo:paragraph-rsid="002454fd" style:font-style-asian="normal" style:font-style-complex="normal"/>
    </style:style>
    <style:style style:name="P14" style:family="paragraph" style:parent-style-name="Text_20_body" style:list-style-name="L3">
      <style:text-properties fo:font-style="normal" officeooo:rsid="002454fd" officeooo:paragraph-rsid="002a1592" style:font-style-asian="normal" style:font-style-complex="normal"/>
    </style:style>
    <style:style style:name="P15" style:family="paragraph" style:parent-style-name="Text_20_body">
      <style:text-properties fo:font-style="normal" officeooo:rsid="0027bb21" officeooo:paragraph-rsid="0027bb21" style:font-style-asian="normal" style:font-style-complex="normal"/>
    </style:style>
    <style:style style:name="P16" style:family="paragraph" style:parent-style-name="Text_20_body" style:list-style-name="L3">
      <style:text-properties fo:font-style="normal" style:text-underline-style="none" officeooo:rsid="002a1592" officeooo:paragraph-rsid="002a1592" style:font-style-asian="normal" style:font-style-complex="normal"/>
    </style:style>
    <style:style style:name="P17" style:family="paragraph" style:parent-style-name="Text_20_body" style:list-style-name="L3">
      <style:text-properties fo:font-style="normal" style:text-underline-style="none" officeooo:rsid="002454fd" officeooo:paragraph-rsid="002a1592" style:font-style-asian="normal" style:font-style-complex="normal"/>
    </style:style>
    <style:style style:name="P18" style:family="paragraph" style:parent-style-name="Text_20_body" style:list-style-name="L3">
      <style:text-properties officeooo:paragraph-rsid="002506c9"/>
    </style:style>
    <style:style style:name="P19" style:family="paragraph" style:parent-style-name="Text_20_body" style:list-style-name="L3">
      <style:text-properties officeooo:rsid="002506c9" officeooo:paragraph-rsid="002506c9"/>
    </style:style>
    <style:style style:name="P20" style:family="paragraph" style:parent-style-name="Text_20_body" style:list-style-name="L3">
      <style:text-properties officeooo:rsid="0027bb21" officeooo:paragraph-rsid="0027bb21"/>
    </style:style>
    <style:style style:name="P21" style:family="paragraph" style:parent-style-name="Heading_20_2">
      <style:text-properties officeooo:rsid="001ff580" officeooo:paragraph-rsid="001ff580"/>
    </style:style>
    <style:style style:name="P22" style:family="paragraph" style:parent-style-name="Heading_20_2">
      <style:text-properties officeooo:rsid="001ff580" officeooo:paragraph-rsid="002454fd"/>
    </style:style>
    <style:style style:name="P23" style:family="paragraph" style:parent-style-name="List_20_2" style:list-style-name="L1"/>
    <style:style style:name="P24" style:family="paragraph" style:parent-style-name="List_20_2_20_Cont." style:list-style-name="L1">
      <style:text-properties officeooo:rsid="001ff580" officeooo:paragraph-rsid="001ff580"/>
    </style:style>
    <style:style style:name="P25" style:family="paragraph" style:parent-style-name="List_20_2_20_Cont." style:list-style-name="L1">
      <style:text-properties officeooo:rsid="0023e895" officeooo:paragraph-rsid="0023e895"/>
    </style:style>
    <style:style style:name="P26" style:family="paragraph" style:parent-style-name="List_20_2_20_Cont." style:list-style-name="L1">
      <style:text-properties officeooo:rsid="002506c9" officeooo:paragraph-rsid="002506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19b5" style:font-style-asian="italic" style:font-style-complex="italic"/>
    </style:style>
    <style:style style:name="T3" style:family="text">
      <style:text-properties fo:font-style="italic" officeooo:rsid="00208426" style:font-style-asian="italic" style:font-style-complex="italic"/>
    </style:style>
    <style:style style:name="T4" style:family="text">
      <style:text-properties fo:font-style="italic" officeooo:rsid="0022ee8a" style:font-style-asian="italic" style:font-style-complex="italic"/>
    </style:style>
    <style:style style:name="T5" style:family="text">
      <style:text-properties fo:font-style="italic" officeooo:rsid="002506c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019b5" style:font-style-asian="normal" style:font-style-complex="normal"/>
    </style:style>
    <style:style style:name="T8" style:family="text">
      <style:text-properties fo:font-style="normal" officeooo:rsid="00208426" style:font-style-asian="normal" style:font-style-complex="normal"/>
    </style:style>
    <style:style style:name="T9" style:family="text">
      <style:text-properties fo:font-style="normal" officeooo:rsid="00227313" style:font-style-asian="normal" style:font-style-complex="normal"/>
    </style:style>
    <style:style style:name="T10" style:family="text">
      <style:text-properties fo:font-style="normal" officeooo:rsid="0022ee8a" style:font-style-asian="normal" style:font-style-complex="normal"/>
    </style:style>
    <style:style style:name="T11" style:family="text">
      <style:text-properties fo:font-style="normal" officeooo:rsid="0023e895" style:font-style-asian="normal" style:font-style-complex="normal"/>
    </style:style>
    <style:style style:name="T12" style:family="text">
      <style:text-properties fo:font-style="normal" officeooo:rsid="002454fd" style:font-style-asian="normal" style:font-style-complex="normal"/>
    </style:style>
    <style:style style:name="T13" style:family="text">
      <style:text-properties fo:font-style="normal" officeooo:rsid="002506c9" style:font-style-asian="normal" style:font-style-complex="normal"/>
    </style:style>
    <style:style style:name="T14" style:family="text">
      <style:text-properties fo:font-style="normal" officeooo:rsid="002a1592" style:font-style-asian="normal" style:font-style-complex="normal"/>
    </style:style>
    <style:style style:name="T15" style:family="text">
      <style:text-properties style:font-name="Courier 10 Pitch" fo:font-style="normal" style:font-style-asian="normal" style:font-style-complex="normal"/>
    </style:style>
    <style:style style:name="T16" style:family="text">
      <style:text-properties style:font-name="Courier 10 Pitch" fo:font-style="normal" officeooo:rsid="0022ee8a" style:font-style-asian="normal" style:font-style-complex="normal"/>
    </style:style>
    <style:style style:name="T17" style:family="text">
      <style:text-properties style:font-name="Courier 10 Pitch" fo:font-style="normal" officeooo:rsid="0023e895" style:font-style-asian="normal" style:font-style-complex="normal"/>
    </style:style>
    <style:style style:name="T18" style:family="text">
      <style:text-properties style:font-name="Courier 10 Pitch" fo:font-style="italic" officeooo:rsid="0022ee8a" style:font-style-asian="italic" style:font-style-complex="italic"/>
    </style:style>
    <style:style style:name="T19" style:family="text">
      <style:text-properties officeooo:rsid="002506c9"/>
    </style:style>
    <style:style style:name="T20" style:family="text">
      <style:text-properties style:text-position="super 58%"/>
    </style:style>
    <style:style style:name="T21" style:family="text">
      <style:text-properties officeooo:rsid="0026a984"/>
    </style:style>
    <style:style style:name="T22" style:family="text">
      <style:text-properties officeooo:rsid="002a15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<text:bookmark-start text:name="__DdeLink__989_1000409804"/>How to build and use the <text:span text:style-name="T1">prefido </text:span>web-application</text:h>
      <text:p text:style-name="P2"/>
      <text:p text:style-name="P2">Requirements</text:p>
      <text:list xml:id="list5410166288886112141" text:style-name="L1">
        <text:list-item>
          <text:p text:style-name="P23">Oracle JDK 8</text:p>
        </text:list-item>
        <text:list-item>
          <text:p text:style-name="P24">MySQL 5.5.30</text:p>
        </text:list-item>
        <text:list-item>
          <text:p text:style-name="P24">Glassfish 4.1</text:p>
        </text:list-item>
        <text:list-item>
          <text:p text:style-name="P24">Netbeans 8.0.2</text:p>
        </text:list-item>
        <text:list-item>
          <text:p text:style-name="P24">Apache httpclient-4.5.1.jar and httpcore-4.4.3</text:p>
        </text:list-item>
        <text:list-item>
          <text:p text:style-name="P25">Chrome browser version 45 or greater</text:p>
        </text:list-item>
        <text:list-item>
          <text:p text:style-name="P24">Downloaded FIDOTutorial-Build-NNN.zip</text:p>
        </text:list-item>
        <text:list-item>
          <text:p text:style-name="P25">Internet connectivity with access to <text:a xlink:type="simple" xlink:href="https://fidodemo.strongauth.com/">https://fidodemo.strongauth.com</text:a> from your PC, or your own StrongKey CryptoEngine 2.x instance installed on your network</text:p>
        </text:list-item>
        <text:list-item>
          <text:p text:style-name="P26">FIDO Certified<text:span text:style-name="T20">TM</text:span> or FIDO Ready<text:span text:style-name="T20">TM</text:span> U2F Authenticator</text:p>
        </text:list-item>
      </text:list>
      <text:p text:style-name="P1"/>
      <text:list xml:id="list8415731903788828238" text:style-name="L2">
        <text:list-item>
          <text:p text:style-name="P6">Modify your /etc/hosts or C:\Windows\System32\drivers\etc\hosts file to include the <text:span text:style-name="T1">fidotutorial.strongauth.com </text:span><text:span text:style-name="T6">as an alias for </text:span><text:span text:style-name="T3">localhost</text:span><text:span text:style-name="T8">.</text:span><text:span text:style-name="T3"> <text:s/></text:span><text:span text:style-name="T8">If you plan to test the FIDOTutorial web-application from a different client-computer while running the web-application on your PC, then find the IP address of your PC (where the web-application will run) and add the </text:span><text:span text:style-name="T3">fidotutorial.strongauth.com</text:span><text:span text:style-name="T8"> alias to your PC's IP address;</text:span></text:p>
        </text:list-item>
        <text:list-item>
          <text:p text:style-name="P6"><text:span text:style-name="T6">Verify you can ping </text:span><text:span text:style-name="T1">fidotutorial.strongauth.com.</text:span><text:span text:style-name="T6"> <text:s/></text:span><text:span text:style-name="T8">If you have a firewall </text:span><text:span text:style-name="T10">on the PC that will run the web-application,</text:span><text:span text:style-name="T8"> add a rule to open port </text:span><text:span text:style-name="T10">48181;</text:span></text:p>
        </text:list-item>
        <text:list-item>
          <text:p text:style-name="P9">Download the JDK, Glassfish, MySQL, <text:span text:style-name="T19">Netbeans</text:span>, Apache HTTP jar files and the FIDOTutorial zip file, as necessary;</text:p>
        </text:list-item>
        <text:list-item>
          <text:p text:style-name="P9">Install the JDK, MySQL, Glassfish and <text:span text:style-name="T19">Netbeans;</text:span></text:p>
        </text:list-item>
        <text:list-item>
          <text:p text:style-name="P9">Unzip the FIDOTutorial zip file in a working directory of your choice;</text:p>
        </text:list-item>
        <text:list-item>
          <text:p text:style-name="P9">Using the <text:span text:style-name="T1">mysql</text:span><text:span text:style-name="T6"> command-line tool, create a </text:span><text:span text:style-name="T1">customerdb</text:span><text:span text:style-name="T6"> database and a user </text:span><text:span text:style-name="T7">(</text:span><text:span text:style-name="T2">custdbuser</text:span><text:span text:style-name="T7">)</text:span><text:span text:style-name="T6"> to </text:span><text:span text:style-name="T7">access this database;</text:span></text:p>
        </text:list-item>
        <text:list-item>
          <text:p text:style-name="P6"><text:span text:style-name="T6">Using the </text:span><text:span text:style-name="T1">mysql </text:span><text:span text:style-name="T6">command-line, l</text:span>ogin as <text:span text:style-name="T1">custdbuser</text:span><text:span text:style-name="T6"> into the </text:span><text:span text:style-name="T1">customerdb</text:span><text:span text:style-name="T6"> database and import the </text:span><text:span text:style-name="T1">fidotutorial-schema.sql</text:span><text:span text:style-name="T6"> (</text:span><text:span text:style-name="T15">source FIDOTutorial/misc/fidotutorial-schema.sql</text:span><text:span text:style-name="T6">) contents into the database;</text:span></text:p>
        </text:list-item>
        <text:list-item>
          <text:p text:style-name="P7"><text:span text:style-name="T6">Using the Admin Console for Glassfish (</text:span><text:span text:style-name="T15">localhost:4848, username: admin, password: adminadmin</text:span><text:span text:style-name="T6">), create a JDBC Connection Pool – </text:span><text:span text:style-name="T10">named</text:span><text:span text:style-name="T6"> </text:span><text:bookmark-start text:name="__DdeLink__485_1063227930"/><text:span text:style-name="T4">CustomerDBPool</text:span><text:bookmark-end text:name="__DdeLink__485_1063227930"/><text:span text:style-name="T4"> </text:span><text:span text:style-name="T10">- </text:span><text:span text:style-name="T6">to access the </text:span><text:span text:style-name="T1">customerdb</text:span><text:span text:style-name="T6"> database using the username/password you created;</text:span></text:p>
        </text:list-item>
        <text:list-item>
          <text:p text:style-name="P10"><text:span text:style-name="T6">If you do not have an HTTP Listener using TLS, add one to listen on port 48181. <text:s/>The listener service configuration is under the </text:span><text:span text:style-name="T1">Configurations-&gt;server-config-&gt;HTTP Service-&gt;HTTP Listeners</text:span><text:span text:style-name="T6"> section of the Glassfish Admin Console;</text:span></text:p>
        </text:list-item>
        <text:list-item>
          <text:p text:style-name="P9"><text:soft-page-break/>I NB, open the <text:span text:style-name="T1">FIDOTutorial </text:span><text:span text:style-name="T6">project from the working directory;</text:span></text:p>
        </text:list-item>
        <text:list-item>
          <text:p text:style-name="P9"><text:span text:style-name="T6">A</text:span><text:span text:style-name="T13">dd</text:span><text:span text:style-name="T6"> the Apache HTTP jar files a</text:span><text:span text:style-name="T13">s</text:span><text:span text:style-name="T6"> dependencies to the </text:span><text:span text:style-name="T1">prefido</text:span><text:span text:style-name="T6"> web-application project;</text:span></text:p>
        </text:list-item>
        <text:list-item>
          <text:p text:style-name="P6"><text:span text:style-name="T6">Clean and build the </text:span><text:span text:style-name="T1">FIDOTutorial </text:span><text:span text:style-name="T6">project;</text:span></text:p>
        </text:list-item>
        <text:list-item>
          <text:p text:style-name="P8"><text:span text:style-name="T6">Deploy the project to Glassfish and moni</text:span><text:span text:style-name="T10">t</text:span><text:span text:style-name="T6">or the logs </text:span><text:span text:style-name="T10">(</text:span><text:span text:style-name="T16">tail -f </text:span><text:span text:style-name="T18">server.log</text:span><text:span text:style-name="T16"> file</text:span><text:span text:style-name="T10"> in the </text:span><text:span text:style-name="T4">GLASSFISH_HOME/glassfish4/glassfish/domains/domain1/logs</text:span><text:span text:style-name="T10"> directory </text:span><text:span text:style-name="T11">to see that these 2 lines show up:<text:line-break/><text:line-break/></text:span><text:span text:style-name="T17">Info: <text:s text:c="2"/>Loading application [FIDOTutorial#prefido.war] at [prefido]<text:line-break/>Info: <text:s text:c="2"/>FIDOTutorial was successfully deployed in 1,622 milliseconds.</text:span></text:p>
        </text:list-item>
        <text:list-item>
          <text:p text:style-name="P11"><text:span text:style-name="T6">Using Chrome, navigate to </text:span><text:a xlink:type="simple" xlink:href="https://fidotutorial.strongauth.com:48181/prefido"><text:span text:style-name="T6">https://fidotutorial.strongauth.com:</text:span></text:a><text:a xlink:type="simple" xlink:href="https://fidotutorial.strongauth.com:48181/prefido"><text:span text:style-name="T12">48181/prefido</text:span></text:a><text:span text:style-name="T12">;</text:span></text:p>
        </text:list-item>
        <text:list-item>
          <text:p text:style-name="P13">Add a new User account on the home page of the application; </text:p>
        </text:list-item>
        <text:list-item>
          <text:p text:style-name="P13">Login with the new credential; you should be able to see two Customer records on the web-application panel;</text:p>
        </text:list-item>
        <text:list-item>
          <text:p text:style-name="P13">Verify you can add a new customer and update and existing customer;</text:p>
        </text:list-item>
        <text:list-item>
          <text:p text:style-name="P7"><text:span text:style-name="T10">C</text:span><text:span text:style-name="T6">reate a </text:span><text:span text:style-name="T9">JDBC Resource</text:span><text:span text:style-name="T6"> name of </text:span><text:span text:style-name="T1">jdbc/customerdb</text:span><text:span text:style-name="T6"> to use th</text:span><text:span text:style-name="T10">e</text:span><text:span text:style-name="T6"> </text:span><text:span text:style-name="T9">new</text:span><text:span text:style-name="T6"> connection pool;</text:span></text:p>
        </text:list-item>
      </text:list>
      <text:p text:style-name="P3">This concludes the first part of the tutorial – getting your environment ready for the FIDO-enablement of this simple web-application.<text:bookmark-end text:name="__DdeLink__989_1000409804"/></text:p>
      <text:h text:style-name="P22" text:outline-level="2"><text:bookmark-start text:name="__DdeLink__996_1000409804"/><text:span text:style-name="T6">How to </text:span><text:span text:style-name="T12">FIDO-enable the </text:span><text:span text:style-name="T1">prefido</text:span><text:span text:style-name="T6"> web-application</text:span></text:h>
      <text:p text:style-name="P5"/>
      <text:p text:style-name="P5">The second part of the tutorial covers how to modify the <text:span text:style-name="T1">prefido</text:span><text:span text:style-name="T6"> web-application to use FIDO U2F Authenticators for strong-authentication to the application.</text:span><text:bookmark-end text:name="__DdeLink__996_1000409804"/></text:p>
      <text:p text:style-name="P15"/>
      <text:list xml:id="list5163595142891625793" text:style-name="L3">
        <text:list-item>
          <text:p text:style-name="P19"><text:bookmark-start text:name="__DdeLink__994_1000409804"/>In N<text:span text:style-name="T21">etbeans</text:span>, copy the <text:span text:style-name="T1">prefido</text:span><text:span text:style-name="T6"> project to </text:span><text:span text:style-name="T1">postfido</text:span><text:span text:style-name="T6">;</text:span></text:p>
        </text:list-item>
        <text:list-item>
          <text:p text:style-name="P19"><text:span text:style-name="T6">Change the name of the </text:span><text:span text:style-name="T1">com.strongauth.fidotutorial.prefido</text:span><text:span text:style-name="T6"> package to</text:span><text:span text:style-name="T1"> com.strongauth.fidotutorial.postfido</text:span><text:span text:style-name="T6">;</text:span></text:p>
        </text:list-item>
        <text:list-item>
          <text:p text:style-name="P20"><text:bookmark-start text:name="__DdeLink__991_1000409804"/><text:span text:style-name="T6">Change the &lt;title&gt; value from </text:span><text:span text:style-name="T1">Home | StrongKey CryptoEngine PRE-FIDO Tutorial</text:span><text:span text:style-name="T6"> to <text:line-break/></text:span><text:span text:style-name="T1">Home | StrongKey CryptoEngine POST-FIDO Tutorial </text:span><text:span text:style-name="T6"><text:s/>in the </text:span><text:span text:style-name="T1">FIDOTutorial/postfido/web/index.jsp</text:span><text:span text:style-name="T6"> file;</text:span><text:bookmark-end text:name="__DdeLink__991_1000409804"/></text:p>
        </text:list-item>
        <text:list-item>
          <text:p text:style-name="P20"><text:span text:style-name="T6">Change the page heading banner in the &lt;h1&gt; tag from </text:span><text:span text:style-name="T1">StrongKey CryptoEngine PRE-FIDO Tutorial</text:span><text:span text:style-name="T6"> to <text:line-break/></text:span><text:span text:style-name="T1">StrongKey CryptoEngine POST-FIDO Tutorial </text:span><text:span text:style-name="T6"><text:s/>in the </text:span><text:span text:style-name="T1">FIDOTutorial/postfido/web/index.jsp</text:span><text:span text:style-name="T6"> file;</text:span></text:p>
        </text:list-item>
        <text:list-item>
          <text:p text:style-name="P19"><text:span text:style-name="T6">Create the </text:span><text:span text:style-name="T1">FIDOTutorial/postfido/web/js</text:span><text:span text:style-name="T6"> directory;</text:span></text:p>
        </text:list-item>
        <text:list-item>
          <text:p text:style-name="P19"><text:span text:style-name="T6">From the </text:span><text:span text:style-name="T1">FIDOTutorial/misc</text:span><text:span text:style-name="T6"> folder, copy the following files:</text:span></text:p>
          <text:list>
            <text:list-item>
              <text:p text:style-name="P18"><text:span text:style-name="T13">Copy </text:span><text:span text:style-name="T5">fidoregister.jsp </text:span><text:span text:style-name="T13">and </text:span><text:span text:style-name="T5">fidoauthenticate.jsp</text:span><text:span text:style-name="T13"> to </text:span><text:span text:style-name="T5">FIDOTutorial/postfido/web</text:span><text:span text:style-name="T13">;</text:span></text:p>
            </text:list-item>
            <text:list-item>
              <text:p text:style-name="P19"><text:span text:style-name="T6">Copy </text:span><text:span text:style-name="T1">common.js, enrolldata.js, FIDOAJAXMethods.js, jquery-2.0.0.min.js</text:span><text:span text:style-name="T6"> and </text:span><text:span text:style-name="T1">u2f-api.js</text:span><text:span text:style-name="T6"> to </text:span><text:span text:style-name="T1">FIDOTutorial/postfido/web/js</text:span><text:span text:style-name="T6">;</text:span></text:p>
            </text:list-item>
            <text:list-item>
              <text:p text:style-name="P19"><text:span text:style-name="T6">Copy </text:span><text:span text:style-name="T1">loading.gif</text:span><text:span text:style-name="T6"> to </text:span><text:span text:style-name="T1">FIDOTutorial/postfido/web/img</text:span><text:span text:style-name="T6">;</text:span></text:p>
            </text:list-item>
            <text:list-item>
              <text:p text:style-name="P19"><text:bookmark-start text:name="__DdeLink__987_1000409804"/><text:span text:style-name="T6">Copy </text:span><text:span text:style-name="T1">FIDOAJAXServlet.java</text:span><text:span text:style-name="T6"> and </text:span><text:span text:style-name="T1">SKFERestClient.java</text:span><text:span text:style-name="T6"> to </text:span><text:soft-page-break/><text:span text:style-name="T1">FIDOTutorial/postfido/src/java/com/strongauth/fidotutorial/postfido</text:span><text:bookmark-end text:name="__DdeLink__987_1000409804"/><text:span text:style-name="T6">;</text:span><text:bookmark-end text:name="__DdeLink__994_1000409804"/></text:p>
            </text:list-item>
          </text:list>
        </text:list-item>
        <text:list-item>
          <text:p text:style-name="P16">Following the instructions in the <text:span text:style-name="T1">FIDOTutorial/misc/fidotutorial-snippets.txt </text:span>file, replace sections of code in the <text:span text:style-name="T1">postfido</text:span> project;</text:p>
        </text:list-item>
        <text:list-item>
          <text:p text:style-name="P16">Clean and build the <text:span text:style-name="T1">postfido </text:span>project;</text:p>
        </text:list-item>
        <text:list-item>
          <text:p text:style-name="P16">Add the <text:span text:style-name="T1">postfido</text:span> project to the <text:span text:style-name="T1">FIDOTutorial </text:span>enterprise project as a module;</text:p>
        </text:list-item>
        <text:list-item>
          <text:p text:style-name="P16">Rebuild the <text:span text:style-name="T1">FIDOTutorial </text:span>project;</text:p>
        </text:list-item>
        <text:list-item>
          <text:p text:style-name="P16">Deploy it to Glassfish;</text:p>
        </text:list-item>
        <text:list-item>
          <text:p text:style-name="P12"><text:span text:style-name="T6">Using Chrome, navigate to </text:span><text:a xlink:type="simple" xlink:href="https://fidotutorial.strongauth.com:48181/prefido"><text:span text:style-name="T6">https://fidotutorial.strongauth.com:</text:span></text:a><text:a xlink:type="simple" xlink:href="https://fidotutorial.strongauth.com:48181/prefido"><text:span text:style-name="T12">48181/p</text:span></text:a><text:a xlink:type="simple" xlink:href="https://fidotutorial.strongauth.com:48181/prefido"><text:span text:style-name="T14">ost</text:span></text:a><text:a xlink:type="simple" xlink:href="https://fidotutorial.strongauth.com:48181/prefido"><text:span text:style-name="T12">fido</text:span></text:a><text:span text:style-name="T12">;</text:span></text:p>
        </text:list-item>
        <text:list-item>
          <text:p text:style-name="P16">Insert your FIDO U2F Token in the USB port and wait for the driver to be installed (on Windows);</text:p>
        </text:list-item>
        <text:list-item>
          <text:p text:style-name="P17">Add a new User account on the home page of the application <text:span text:style-name="T22">and follow the prompts as you go through a FIDO key-registration;</text:span></text:p>
        </text:list-item>
        <text:list-item>
          <text:p text:style-name="P16">Logout of the application and login with the newly created account; ensure you are prompted for your FIDO Token to authenticate to the web-application;</text:p>
        </text:list-item>
        <text:list-item>
          <text:p text:style-name="P14">Verify you can add a new customer and update and existing customer;</text:p>
        </text:list-item>
      </text:list>
      <text:p text:style-name="P4">This concludes the <text:span text:style-name="T22">second</text:span> part of the tutorial. <text:s/><text:span text:style-name="T22">You have now FIDO-enabled a web-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Liberation Sans1" fo:font-family="'Liberation Sans'" style:font-style-name="Regular" style:font-family-generic="swiss" style:font-pitch="variable" fo:font-size="10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had Noor</meta:initial-creator>
    <meta:creation-date>2015-09-30T12:09:59.676335483</meta:creation-date>
    <dc:date>2015-10-02T10:46:50.714674192</dc:date>
    <meta:editing-duration>PT5H25M43S</meta:editing-duration>
    <meta:editing-cycles>8</meta:editing-cycles>
    <meta:generator>LibreOffice/4.2.6.3$Linux_X86_64 LibreOffice_project/420$Build-3</meta:generator>
    <meta:document-statistic meta:table-count="0" meta:image-count="0" meta:object-count="0" meta:page-count="3" meta:paragraph-count="53" meta:word-count="735" meta:character-count="5238" meta:non-whitespace-character-count="4587"/>
  </office:meta>
</office:document-meta>
</file>